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4299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ext-properties fo:color="#004586" fo:font-weight="bold" style:font-weight-asian="bold" style:font-weight-complex="bold"/>
      <style:map style:condition="is-true-formula($sheet3.l$#ref!&lt;[$Sheet3.$C$1])" style:apply-style-name="sold" style:base-cell-address="Switch.L25"/>
    </style:style>
    <style:style style:name="ce3" style:family="table-cell" style:parent-style-name="Default">
      <style:text-properties fo:color="#0084d1" fo:font-weight="bold" style:font-weight-asian="bold" style:font-weight-complex="bold"/>
      <style:map style:condition="is-true-formula($sheet3.k$#ref!&lt;[$Sheet3.$C$1])" style:apply-style-name="sold" style:base-cell-address="Switch.K1"/>
    </style:style>
    <style:style style:name="ce4" style:family="table-cell" style:parent-style-name="Default">
      <style:text-properties fo:color="#999999"/>
      <style:map style:condition="is-true-formula($sheet3.k$#ref!&lt;[$Sheet3.$C$1])" style:apply-style-name="sold" style:base-cell-address="Switch.K1"/>
    </style:style>
    <style:style style:name="ce5" style:family="table-cell" style:parent-style-name="Default">
      <style:text-properties fo:color="#83caff" fo:font-weight="bold" style:font-weight-asian="bold" style:font-weight-complex="bold"/>
      <style:map style:condition="is-true-formula($sheet3.k$#ref!&lt;[$Sheet3.$C$1])" style:apply-style-name="sold" style:base-cell-address="Switch.K1"/>
    </style:style>
    <style:style style:name="ce6" style:family="table-cell" style:parent-style-name="Default">
      <style:text-properties fo:color="#579d1c" fo:font-weight="bold" style:font-weight-asian="bold" style:font-weight-complex="bold"/>
      <style:map style:condition="is-true-formula($sheet3.k$#ref!&lt;[$Sheet3.$C$1])" style:apply-style-name="sold" style:base-cell-address="Switch.K1"/>
    </style:style>
    <style:style style:name="ce8" style:family="table-cell" style:parent-style-name="Default">
      <style:text-properties fo:color="#579d1c" fo:font-weight="bold" style:font-weight-asian="bold" style:font-weight-complex="bold"/>
      <style:map style:condition="is-true-formula($sheet3.l$#ref!&lt;[$Sheet3.$C$1])" style:apply-style-name="sold" style:base-cell-address="Switch.L25"/>
    </style:style>
    <style:style style:name="ce9" style:family="table-cell" style:parent-style-name="Default" style:data-style-name="N2"/>
    <style:style style:name="ce10" style:family="table-cell" style:parent-style-name="Default" style:data-style-name="N118"/>
    <style:style style:name="ce11" style:family="table-cell" style:parent-style-name="Default" style:data-style-name="N124"/>
    <style:style style:name="ce12" style:family="table-cell" style:parent-style-name="Default">
      <style:table-cell-properties fo:background-color="#ffff66"/>
    </style:style>
    <style:style style:name="ce13" style:family="table-cell" style:parent-style-name="Default" style:data-style-name="N124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24">
      <style:table-cell-properties fo:background-color="#ffff00"/>
    </style:style>
  </office:automatic-styles>
  <office:body>
    <office:spreadsheet>
      <table:table table:name="Switch" table:style-name="ta1" table:print="false">
        <office:forms form:automatic-focus="false" form:apply-design-mode="false"/>
        <table:table-column table:style-name="co4" table:default-cell-style-name="ce4"/>
        <table:table-column table:style-name="co2" table:number-columns-repeated="5" table:default-cell-style-name="Default"/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3:.E3])" office:value-type="float" office:value="4">
            <text:p>4</text:p>
          </table:table-cell>
        </table:table-row>
        <table:table-row table:style-name="ro1">
          <table:table-cell table:style-name="Default"/>
          <table:table-cell office:value-type="string">
            <text:p>wi</text:p>
          </table:table-cell>
          <table:table-cell office:value-type="string">
            <text:p>pm</text:p>
          </table:table-cell>
          <table:table-cell office:value-type="string">
            <text:p>de</text:p>
          </table:table-cell>
          <table:table-cell office:value-type="string">
            <text:p>pa</text:p>
          </table:table-cell>
          <table:table-cell/>
        </table:table-row>
        <table:table-row table:style-name="ro2">
          <table:table-cell table:style-name="ce2" office:value-type="string">
            <text:p>George Holmste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3">
          <table:table-cell table:style-name="ce3" office:value-type="string">
            <text:p>Aqib Dodson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aul Small</text:p>
          </table:table-cell>
          <table:table-cell table:number-columns-repeated="5"/>
        </table:table-row>
        <table:table-row table:style-name="ro2">
          <table:table-cell office:value-type="string">
            <text:p>Token Bu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table:style-name="ce5" office:value-type="string">
            <text:p>Paul Eppers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" office:value-type="string">
            <text:p>Candito Angari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Alfred Ashtegezic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6" office:value-type="string">
            <text:p>Tashard Travi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table:style-name="ce6" office:value-type="string">
            <text:p>Gaspar Duran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Shane Courtemanch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Jerald Taylor</text:p>
          </table:table-cell>
          <table:table-cell table:number-columns-repeated="5"/>
        </table:table-row>
        <table:table-row table:style-name="ro3">
          <table:table-cell table:style-name="ce8" office:value-type="string">
            <text:p>Colt Seaver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8" office:value-type="string">
            <text:p>Michael Goose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>
            <text:p>Muhammed Edwards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6"/>
        </table:table-row>
      </table:table>
      <table:table table:name="Sheet3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8" table:default-cell-style-name="Default"/>
        <table:table-row table:style-name="ro1">
          <table:table-cell office:value-type="string">
            <text:p>Archetypes</text:p>
          </table:table-cell>
          <table:table-cell table:number-columns-repeated="10"/>
          <table:table-cell office:value-type="string">
            <text:p>Weeks</text:p>
          </table:table-cell>
          <table:table-cell office:value-type="float" office:value="176">
            <text:p>176</text:p>
          </table:table-cell>
          <table:table-cell table:number-columns-repeated="4"/>
          <table:table-cell office:value-type="string">
            <text:p>weeks per 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romotion</text:p>
          </table:table-cell>
          <table:table-cell table:number-columns-repeated="4"/>
          <table:table-cell office:value-type="string">
            <text:p>NT</text:p>
          </table:table-cell>
          <table:table-cell table:number-columns-repeated="4"/>
          <table:table-cell office:value-type="string">
            <text:p>Trained</text:p>
          </table:table-cell>
          <table:table-cell table:number-columns-repeated="17"/>
        </table:table-row>
        <table:table-row table:style-name="ro1">
          <table:table-cell office:value-type="string">
            <text:p>Position</text:p>
          </table:table-cell>
          <table:table-cell table:style-name="ce9" office:value-type="string">
            <text:p>DE17</text:p>
          </table:table-cell>
          <table:table-cell table:style-name="ce9" office:value-type="string">
            <text:p>PM17</text:p>
          </table:table-cell>
          <table:table-cell table:style-name="ce9" office:value-type="string">
            <text:p>WI17</text:p>
          </table:table-cell>
          <table:table-cell table:style-name="ce9" office:value-type="string">
            <text:p>PS17</text:p>
          </table:table-cell>
          <table:table-cell table:style-name="ce9" office:value-type="string">
            <text:p>SC17</text:p>
          </table:table-cell>
          <table:table-cell table:style-name="ce9" office:value-type="string">
            <text:p>DE28</text:p>
          </table:table-cell>
          <table:table-cell table:style-name="ce9" office:value-type="string">
            <text:p>PM28</text:p>
          </table:table-cell>
          <table:table-cell table:style-name="ce9" office:value-type="string">
            <text:p>WI28</text:p>
          </table:table-cell>
          <table:table-cell table:style-name="ce9" office:value-type="string">
            <text:p>PS28</text:p>
          </table:table-cell>
          <table:table-cell table:style-name="ce9" office:value-type="string">
            <text:p>SC28</text:p>
          </table:table-cell>
          <table:table-cell office:value-type="string">
            <text:p>DE</text:p>
          </table:table-cell>
          <table:table-cell office:value-type="string">
            <text:p>PM</text:p>
          </table:table-cell>
          <table:table-cell office:value-type="string">
            <text:p>WI</text:p>
          </table:table-cell>
          <table:table-cell office:value-type="string">
            <text:p>PS</text:p>
          </table:table-cell>
          <table:table-cell office:value-type="string">
            <text:p>SC</text:p>
          </table:table-cell>
          <table:table-cell office:value-type="string">
            <text:p>total</text:p>
          </table:table-cell>
          <table:table-cell office:value-type="string">
            <text:p>DE</text:p>
          </table:table-cell>
          <table:table-cell office:value-type="string">
            <text:p>PM</text:p>
          </table:table-cell>
          <table:table-cell office:value-type="string">
            <text:p>WI</text:p>
          </table:table-cell>
          <table:table-cell office:value-type="string">
            <text:p>PS</text:p>
          </table:table-cell>
          <table:table-cell office:value-type="string">
            <text:p>SC</text:p>
          </table:table-cell>
          <table:table-cell office:value-type="string">
            <text:p>total</text:p>
          </table:table-cell>
          <table:table-cell office:value-type="string">
            <text:p>DE</text:p>
          </table:table-cell>
          <table:table-cell office:value-type="string">
            <text:p>PM</text:p>
          </table:table-cell>
          <table:table-cell office:value-type="string">
            <text:p>WI</text:p>
          </table:table-cell>
          <table:table-cell office:value-type="string">
            <text:p>PS</text:p>
          </table:table-cell>
          <table:table-cell office:value-type="string">
            <text:p>S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IM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2.2">
            <text:p>52.2</text:p>
          </table:table-cell>
          <table:table-cell office:value-type="float" office:value="85.1">
            <text:p>85.1</text:p>
          </table:table-cell>
          <table:table-cell office:value-type="float" office:value="0">
            <text:p>0</text:p>
          </table:table-cell>
          <table:table-cell office:value-type="float" office:value="32.2">
            <text:p>32.2</text:p>
          </table:table-cell>
          <table:table-cell office:value-type="float" office:value="4.9">
            <text:p>4.9</text:p>
          </table:table-cell>
          <table:table-cell table:formula="of:=SUM([.L4:.P4])" office:value-type="float" office:value="174.4">
            <text:p>174.4</text:p>
          </table:table-cell>
          <table:table-cell table:formula="of:=([.L4]/[.$Q4])*16" office:value-type="float" office:value="4.78899082568807">
            <text:p>4.79</text:p>
          </table:table-cell>
          <table:table-cell table:formula="of:=([.M4]/[.$Q4])*16" office:value-type="float" office:value="7.80733944954128">
            <text:p>7.81</text:p>
          </table:table-cell>
          <table:table-cell table:formula="of:=([.N4]/[.$Q4])*16" office:value-type="float" office:value="0">
            <text:p>0</text:p>
          </table:table-cell>
          <table:table-cell table:formula="of:=([.O4]/[.$Q4])*16" office:value-type="float" office:value="2.95412844036697">
            <text:p>2.95</text:p>
          </table:table-cell>
          <table:table-cell table:formula="of:=([.P4]/[.$Q4])*16" office:value-type="float" office:value="0.44954128440367">
            <text:p>0.45</text:p>
          </table:table-cell>
          <table:table-cell table:formula="of:=SUM([.R4:.V4])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X4:.AB4])" office:value-type="float" office:value="16">
            <text:p>16</text:p>
          </table:table-cell>
        </table:table-row>
        <table:table-row table:style-name="ro1">
          <table:table-cell office:value-type="string">
            <text:p>IM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85.1">
            <text:p>85.1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21.9">
            <text:p>21.9</text:p>
          </table:table-cell>
          <table:table-cell table:formula="of:=SUM([.L5:.P5])" office:value-type="float" office:value="173.4">
            <text:p>173.4</text:p>
          </table:table-cell>
          <table:table-cell table:formula="of:=([.L5]/[.$Q5])*16" office:value-type="float" office:value="0.572087658592849">
            <text:p>0.57</text:p>
          </table:table-cell>
          <table:table-cell table:formula="of:=([.M5]/[.$Q5])*16" office:value-type="float" office:value="7.85236447520184">
            <text:p>7.85</text:p>
          </table:table-cell>
          <table:table-cell table:formula="of:=([.N5]/[.$Q5])*16" office:value-type="float" office:value="0">
            <text:p>0</text:p>
          </table:table-cell>
          <table:table-cell table:formula="of:=([.O5]/[.$Q5])*16" office:value-type="float" office:value="5.55478662053057">
            <text:p>5.55</text:p>
          </table:table-cell>
          <table:table-cell table:formula="of:=([.P5]/[.$Q5])*16" office:value-type="float" office:value="2.02076124567474">
            <text:p>2.02</text:p>
          </table:table-cell>
          <table:table-cell table:formula="of:=SUM([.R5:.V5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X5:.AB5])" office:value-type="float" office:value="16">
            <text:p>16</text:p>
          </table:table-cell>
        </table:table-row>
        <table:table-row table:style-name="ro1">
          <table:table-cell office:value-type="string">
            <text:p>IM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7.8">
            <text:p>77.8</text:p>
          </table:table-cell>
          <table:table-cell office:value-type="float" office:value="85.1">
            <text:p>85.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4.9">
            <text:p>4.9</text:p>
          </table:table-cell>
          <table:table-cell table:formula="of:=SUM([.L6:.P6])" office:value-type="float" office:value="187">
            <text:p>187</text:p>
          </table:table-cell>
          <table:table-cell table:formula="of:=([.L6]/[.$Q6])*16" office:value-type="float" office:value="6.65668449197861">
            <text:p>6.66</text:p>
          </table:table-cell>
          <table:table-cell table:formula="of:=([.M6]/[.$Q6])*16" office:value-type="float" office:value="7.28128342245989">
            <text:p>7.28</text:p>
          </table:table-cell>
          <table:table-cell table:formula="of:=([.N6]/[.$Q6])*16" office:value-type="float" office:value="0">
            <text:p>0</text:p>
          </table:table-cell>
          <table:table-cell table:formula="of:=([.O6]/[.$Q6])*16" office:value-type="float" office:value="1.6427807486631">
            <text:p>1.64</text:p>
          </table:table-cell>
          <table:table-cell table:formula="of:=([.P6]/[.$Q6])*16" office:value-type="float" office:value="0.419251336898396">
            <text:p>0.42</text:p>
          </table:table-cell>
          <table:table-cell table:formula="of:=SUM([.R6:.V6])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X6:.AB6])" office:value-type="float" office:value="16">
            <text:p>16</text:p>
          </table:table-cell>
        </table:table-row>
        <table:table-row table:style-name="ro1">
          <table:table-cell office:value-type="string">
            <text:p>IMTW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.8">
            <text:p>24.8</text:p>
          </table:table-cell>
          <table:table-cell office:value-type="float" office:value="85.1">
            <text:p>85.1</text:p>
          </table:table-cell>
          <table:table-cell office:value-type="float" office:value="44.9">
            <text:p>44.9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7:.P7])" office:value-type="float" office:value="159.7">
            <text:p>159.7</text:p>
          </table:table-cell>
          <table:table-cell table:formula="of:=([.L7]/[.$Q7])*16" office:value-type="float" office:value="2.48465873512837">
            <text:p>2.48</text:p>
          </table:table-cell>
          <table:table-cell table:formula="of:=([.M7]/[.$Q7])*16" office:value-type="float" office:value="8.52598622417032">
            <text:p>8.53</text:p>
          </table:table-cell>
          <table:table-cell table:formula="of:=([.N7]/[.$Q7])*16" office:value-type="float" office:value="4.49843456480902">
            <text:p>4.5</text:p>
          </table:table-cell>
          <table:table-cell table:formula="of:=([.O7]/[.$Q7])*16" office:value-type="float" office:value="0.490920475892298">
            <text:p>0.49</text:p>
          </table:table-cell>
          <table:table-cell table:formula="of:=([.P7]/[.$Q7])*16" office:value-type="float" office:value="0">
            <text:p>0</text:p>
          </table:table-cell>
          <table:table-cell table:formula="of:=SUM([.R7:.V7]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7:.AB7])" office:value-type="float" office:value="16">
            <text:p>16</text:p>
          </table:table-cell>
        </table:table-row>
        <table:table-row table:style-name="ro1">
          <table:table-cell office:value-type="string">
            <text:p>WI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.8">
            <text:p>24.8</text:p>
          </table:table-cell>
          <table:table-cell office:value-type="float" office:value="65.5">
            <text:p>65.5</text:p>
          </table:table-cell>
          <table:table-cell office:value-type="float" office:value="59.2">
            <text:p>59.2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8:.P8])" office:value-type="float" office:value="154.4">
            <text:p>154.4</text:p>
          </table:table-cell>
          <table:table-cell table:formula="of:=([.L8]/[.$Q8])*16" office:value-type="float" office:value="2.5699481865285">
            <text:p>2.57</text:p>
          </table:table-cell>
          <table:table-cell table:formula="of:=([.M8]/[.$Q8])*16" office:value-type="float" office:value="6.78756476683938">
            <text:p>6.79</text:p>
          </table:table-cell>
          <table:table-cell table:formula="of:=([.N8]/[.$Q8])*16" office:value-type="float" office:value="6.13471502590674">
            <text:p>6.13</text:p>
          </table:table-cell>
          <table:table-cell table:formula="of:=([.O8]/[.$Q8])*16" office:value-type="float" office:value="0.507772020725389">
            <text:p>0.51</text:p>
          </table:table-cell>
          <table:table-cell table:formula="of:=([.P8]/[.$Q8])*16" office:value-type="float" office:value="0">
            <text:p>0</text:p>
          </table:table-cell>
          <table:table-cell table:formula="of:=SUM([.R8:.V8])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8:.AB8])" office:value-type="float" office:value="16">
            <text:p>16</text:p>
          </table:table-cell>
        </table:table-row>
        <table:table-row table:style-name="ro1">
          <table:table-cell office:value-type="string">
            <text:p>WI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65.5">
            <text:p>65.5</text:p>
          </table:table-cell>
          <table:table-cell office:value-type="float" office:value="59.2">
            <text:p>59.2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  <table:table-cell table:formula="of:=SUM([.L9:.P9])" office:value-type="float" office:value="150.1">
            <text:p>150.1</text:p>
          </table:table-cell>
          <table:table-cell table:formula="of:=([.L9]/[.$Q9])*16" office:value-type="float" office:value="0.66089273817455">
            <text:p>0.66</text:p>
          </table:table-cell>
          <table:table-cell table:formula="of:=([.M9]/[.$Q9])*16" office:value-type="float" office:value="6.98201199200533">
            <text:p>6.98</text:p>
          </table:table-cell>
          <table:table-cell table:formula="of:=([.N9]/[.$Q9])*16" office:value-type="float" office:value="6.31045969353764">
            <text:p>6.31</text:p>
          </table:table-cell>
          <table:table-cell table:formula="of:=([.O9]/[.$Q9])*16" office:value-type="float" office:value="2.04663557628248">
            <text:p>2.05</text:p>
          </table:table-cell>
          <table:table-cell table:formula="of:=([.P9]/[.$Q9])*16" office:value-type="float" office:value="0">
            <text:p>0</text:p>
          </table:table-cell>
          <table:table-cell table:formula="of:=SUM([.R9:.V9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X9:.AB9])" office:value-type="float" office:value="16">
            <text:p>16</text:p>
          </table:table-cell>
        </table:table-row>
        <table:table-row table:style-name="ro1">
          <table:table-cell office:value-type="string">
            <text:p>WID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7.8">
            <text:p>77.8</text:p>
          </table:table-cell>
          <table:table-cell office:value-type="float" office:value="21">
            <text:p>21</text:p>
          </table:table-cell>
          <table:table-cell office:value-type="float" office:value="59.2">
            <text:p>59.2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10:.P10])" office:value-type="float" office:value="162.9">
            <text:p>162.9</text:p>
          </table:table-cell>
          <table:table-cell table:formula="of:=([.L10]/[.$Q10])*16" office:value-type="float" office:value="7.6414978514426">
            <text:p>7.64</text:p>
          </table:table-cell>
          <table:table-cell table:formula="of:=([.M10]/[.$Q10])*16" office:value-type="float" office:value="2.06261510128913">
            <text:p>2.06</text:p>
          </table:table-cell>
          <table:table-cell table:formula="of:=([.N10]/[.$Q10])*16" office:value-type="float" office:value="5.8146101903008">
            <text:p>5.81</text:p>
          </table:table-cell>
          <table:table-cell table:formula="of:=([.O10]/[.$Q10])*16" office:value-type="float" office:value="0.481276856967465">
            <text:p>0.48</text:p>
          </table:table-cell>
          <table:table-cell table:formula="of:=([.P10]/[.$Q10])*16" office:value-type="float" office:value="0">
            <text:p>0</text:p>
          </table:table-cell>
          <table:table-cell table:formula="of:=SUM([.R10:.V10])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0:.AB10])" office:value-type="float" office:value="16">
            <text:p>16</text:p>
          </table:table-cell>
        </table:table-row>
        <table:table-row table:style-name="ro1">
          <table:table-cell office:value-type="string">
            <text:p>WIT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85.1">
            <text:p>85.1</text:p>
          </table:table-cell>
          <table:table-cell office:value-type="float" office:value="44.9">
            <text:p>44.9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  <table:table-cell table:formula="of:=SUM([.L11:.P11])" office:value-type="float" office:value="155.4">
            <text:p>155.4</text:p>
          </table:table-cell>
          <table:table-cell table:formula="of:=([.L11]/[.$Q11])*16" office:value-type="float" office:value="0.638352638352638">
            <text:p>0.64</text:p>
          </table:table-cell>
          <table:table-cell table:formula="of:=([.M11]/[.$Q11])*16" office:value-type="float" office:value="8.76190476190476">
            <text:p>8.76</text:p>
          </table:table-cell>
          <table:table-cell table:formula="of:=([.N11]/[.$Q11])*16" office:value-type="float" office:value="4.62290862290862">
            <text:p>4.62</text:p>
          </table:table-cell>
          <table:table-cell table:formula="of:=([.O11]/[.$Q11])*16" office:value-type="float" office:value="1.97683397683398">
            <text:p>1.98</text:p>
          </table:table-cell>
          <table:table-cell table:formula="of:=([.P11]/[.$Q11])*16" office:value-type="float" office:value="0">
            <text:p>0</text:p>
          </table:table-cell>
          <table:table-cell table:formula="of:=SUM([.R11:.V11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X11:.AB11])" office:value-type="float" office:value="16">
            <text:p>16</text:p>
          </table:table-cell>
        </table:table-row>
        <table:table-row table:style-name="ro1">
          <table:table-cell office:value-type="string">
            <text:p>CD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1.6">
            <text:p>101.6</text:p>
          </table:table-cell>
          <table:table-cell office:value-type="float" office:value="65.5">
            <text:p>65.5</text:p>
          </table:table-cell>
          <table:table-cell office:value-type="float" office:value="3.7">
            <text:p>3.7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  <table:table-cell table:formula="of:=SUM([.L12:.P12])" office:value-type="float" office:value="190">
            <text:p>190</text:p>
          </table:table-cell>
          <table:table-cell table:formula="of:=([.L12]/[.$Q12])*16" office:value-type="float" office:value="8.55578947368421">
            <text:p>8.56</text:p>
          </table:table-cell>
          <table:table-cell table:formula="of:=([.M12]/[.$Q12])*16" office:value-type="float" office:value="5.51578947368421">
            <text:p>5.52</text:p>
          </table:table-cell>
          <table:table-cell table:formula="of:=([.N12]/[.$Q12])*16" office:value-type="float" office:value="0.311578947368421">
            <text:p>0.31</text:p>
          </table:table-cell>
          <table:table-cell table:formula="of:=([.O12]/[.$Q12])*16" office:value-type="float" office:value="1.61684210526316">
            <text:p>1.62</text:p>
          </table:table-cell>
          <table:table-cell table:formula="of:=([.P12]/[.$Q12])*16" office:value-type="float" office:value="0">
            <text:p>0</text:p>
          </table:table-cell>
          <table:table-cell table:formula="of:=SUM([.R12:.V12])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2:.AB12])" office:value-type="float" office:value="16">
            <text:p>16</text:p>
          </table:table-cell>
        </table:table-row>
        <table:table-row table:style-name="ro1">
          <table:table-cell office:value-type="string">
            <text:p>CDO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.8">
            <text:p>77.8</text:p>
          </table:table-cell>
          <table:table-cell office:value-type="float" office:value="85.1">
            <text:p>85.1</text:p>
          </table:table-cell>
          <table:table-cell office:value-type="float" office:value="3.7">
            <text:p>3.7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  <table:table-cell table:formula="of:=SUM([.L13:.P13])" office:value-type="float" office:value="185.8">
            <text:p>185.8</text:p>
          </table:table-cell>
          <table:table-cell table:formula="of:=([.L13]/[.$Q13])*16" office:value-type="float" office:value="6.69967707212056">
            <text:p>6.7</text:p>
          </table:table-cell>
          <table:table-cell table:formula="of:=([.M13]/[.$Q13])*16" office:value-type="float" office:value="7.32831001076426">
            <text:p>7.33</text:p>
          </table:table-cell>
          <table:table-cell table:formula="of:=([.N13]/[.$Q13])*16" office:value-type="float" office:value="0.318622174381055">
            <text:p>0.32</text:p>
          </table:table-cell>
          <table:table-cell table:formula="of:=([.O13]/[.$Q13])*16" office:value-type="float" office:value="1.65339074273412">
            <text:p>1.65</text:p>
          </table:table-cell>
          <table:table-cell table:formula="of:=([.P13]/[.$Q13])*16" office:value-type="float" office:value="0">
            <text:p>0</text:p>
          </table:table-cell>
          <table:table-cell table:formula="of:=SUM([.R13:.V13])"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3:.AB13])" office:value-type="float" office:value="16">
            <text:p>16</text:p>
          </table:table-cell>
        </table:table-row>
        <table:table-row table:style-name="ro1">
          <table:table-cell office:value-type="string">
            <text:p>CDTW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1.6">
            <text:p>101.6</text:p>
          </table:table-cell>
          <table:table-cell office:value-type="float" office:value="21">
            <text:p>21</text:p>
          </table:table-cell>
          <table:table-cell office:value-type="float" office:value="55.9">
            <text:p>55.9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14:.P14])" office:value-type="float" office:value="183.4">
            <text:p>183.4</text:p>
          </table:table-cell>
          <table:table-cell table:formula="of:=([.L14]/[.$Q14])*16" office:value-type="float" office:value="8.86368593238822">
            <text:p>8.86</text:p>
          </table:table-cell>
          <table:table-cell table:formula="of:=([.M14]/[.$Q14])*16" office:value-type="float" office:value="1.83206106870229">
            <text:p>1.83</text:p>
          </table:table-cell>
          <table:table-cell table:formula="of:=([.N14]/[.$Q14])*16" office:value-type="float" office:value="4.87677208287895">
            <text:p>4.88</text:p>
          </table:table-cell>
          <table:table-cell table:formula="of:=([.O14]/[.$Q14])*16" office:value-type="float" office:value="0.427480916030534">
            <text:p>0.43</text:p>
          </table:table-cell>
          <table:table-cell table:formula="of:=([.P14]/[.$Q14])*16" office:value-type="float" office:value="0">
            <text:p>0</text:p>
          </table:table-cell>
          <table:table-cell table:formula="of:=SUM([.R14:.V14])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4:.AB14])" office:value-type="float" office:value="16">
            <text:p>16</text:p>
          </table:table-cell>
        </table:table-row>
        <table:table-row table:style-name="ro1">
          <table:table-cell office:value-type="string">
            <text:p>CDC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1.6">
            <text:p>101.6</text:p>
          </table:table-cell>
          <table:table-cell office:value-type="float" office:value="21">
            <text:p>21</text:p>
          </table:table-cell>
          <table:table-cell office:value-type="float" office:value="3.7">
            <text:p>3.7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table:formula="of:=SUM([.L15:.P15])" office:value-type="float" office:value="186.5">
            <text:p>186.5</text:p>
          </table:table-cell>
          <table:table-cell table:formula="of:=([.L15]/[.$Q15])*16" office:value-type="float" office:value="8.71635388739946">
            <text:p>8.72</text:p>
          </table:table-cell>
          <table:table-cell table:formula="of:=([.M15]/[.$Q15])*16" office:value-type="float" office:value="1.80160857908847">
            <text:p>1.8</text:p>
          </table:table-cell>
          <table:table-cell table:formula="of:=([.N15]/[.$Q15])*16" office:value-type="float" office:value="0.317426273458445">
            <text:p>0.32</text:p>
          </table:table-cell>
          <table:table-cell table:formula="of:=([.O15]/[.$Q15])*16" office:value-type="float" office:value="5.16461126005362">
            <text:p>5.16</text:p>
          </table:table-cell>
          <table:table-cell table:formula="of:=([.P15]/[.$Q15])*16" office:value-type="float" office:value="0">
            <text:p>0</text:p>
          </table:table-cell>
          <table:table-cell table:formula="of:=SUM([.R15:.V15])"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X15:.AB15])" office:value-type="float" office:value="16">
            <text:p>16</text:p>
          </table:table-cell>
        </table:table-row>
        <table:table-row table:style-name="ro1">
          <table:table-cell office:value-type="string">
            <text:p>WBN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4.2">
            <text:p>84.2</text:p>
          </table:table-cell>
          <table:table-cell office:value-type="float" office:value="21">
            <text:p>21</text:p>
          </table:table-cell>
          <table:table-cell office:value-type="float" office:value="49.5">
            <text:p>49.5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16:.P16])" office:value-type="float" office:value="159.6">
            <text:p>159.6</text:p>
          </table:table-cell>
          <table:table-cell table:formula="of:=([.L16]/[.$Q16])*16" office:value-type="float" office:value="8.44110275689223">
            <text:p>8.44</text:p>
          </table:table-cell>
          <table:table-cell table:formula="of:=([.M16]/[.$Q16])*16" office:value-type="float" office:value="2.10526315789474">
            <text:p>2.11</text:p>
          </table:table-cell>
          <table:table-cell table:formula="of:=([.N16]/[.$Q16])*16" office:value-type="float" office:value="4.96240601503759">
            <text:p>4.96</text:p>
          </table:table-cell>
          <table:table-cell table:formula="of:=([.O16]/[.$Q16])*16" office:value-type="float" office:value="0.491228070175439">
            <text:p>0.49</text:p>
          </table:table-cell>
          <table:table-cell table:formula="of:=([.P16]/[.$Q16])*16" office:value-type="float" office:value="0">
            <text:p>0</text:p>
          </table:table-cell>
          <table:table-cell table:formula="of:=SUM([.R16:.V16])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6:.AB16])" office:value-type="float" office:value="16">
            <text:p>16</text:p>
          </table:table-cell>
        </table:table-row>
        <table:table-row table:style-name="ro1">
          <table:table-cell office:value-type="string">
            <text:p>WBO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7.8">
            <text:p>77.8</text:p>
          </table:table-cell>
          <table:table-cell office:value-type="float" office:value="21">
            <text:p>21</text:p>
          </table:table-cell>
          <table:table-cell office:value-type="float" office:value="59.2">
            <text:p>59.2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17:.P17])" office:value-type="float" office:value="162.9">
            <text:p>162.9</text:p>
          </table:table-cell>
          <table:table-cell table:formula="of:=([.L17]/[.$Q17])*16" office:value-type="float" office:value="7.6414978514426">
            <text:p>7.64</text:p>
          </table:table-cell>
          <table:table-cell table:formula="of:=([.M17]/[.$Q17])*16" office:value-type="float" office:value="2.06261510128913">
            <text:p>2.06</text:p>
          </table:table-cell>
          <table:table-cell table:formula="of:=([.N17]/[.$Q17])*16" office:value-type="float" office:value="5.8146101903008">
            <text:p>5.81</text:p>
          </table:table-cell>
          <table:table-cell table:formula="of:=([.O17]/[.$Q17])*16" office:value-type="float" office:value="0.481276856967465">
            <text:p>0.48</text:p>
          </table:table-cell>
          <table:table-cell table:formula="of:=([.P17]/[.$Q17])*16" office:value-type="float" office:value="0">
            <text:p>0</text:p>
          </table:table-cell>
          <table:table-cell table:formula="of:=SUM([.R17:.V17])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7:.AB17])" office:value-type="float" office:value="16">
            <text:p>16</text:p>
          </table:table-cell>
        </table:table-row>
        <table:table-row table:style-name="ro1">
          <table:table-cell office:value-type="string">
            <text:p>WBD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1.6">
            <text:p>101.6</text:p>
          </table:table-cell>
          <table:table-cell office:value-type="float" office:value="21">
            <text:p>21</text:p>
          </table:table-cell>
          <table:table-cell office:value-type="float" office:value="44.9">
            <text:p>44.9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formula="of:=SUM([.L18:.P18])" office:value-type="float" office:value="172.4">
            <text:p>172.4</text:p>
          </table:table-cell>
          <table:table-cell table:formula="of:=([.L18]/[.$Q18])*16" office:value-type="float" office:value="9.4292343387471">
            <text:p>9.43</text:p>
          </table:table-cell>
          <table:table-cell table:formula="of:=([.M18]/[.$Q18])*16" office:value-type="float" office:value="1.94895591647332">
            <text:p>1.95</text:p>
          </table:table-cell>
          <table:table-cell table:formula="of:=([.N18]/[.$Q18])*16" office:value-type="float" office:value="4.16705336426914">
            <text:p>4.17</text:p>
          </table:table-cell>
          <table:table-cell table:formula="of:=([.O18]/[.$Q18])*16" office:value-type="float" office:value="0.454756380510441">
            <text:p>0.45</text:p>
          </table:table-cell>
          <table:table-cell table:formula="of:=([.P18]/[.$Q18])*16" office:value-type="float" office:value="0">
            <text:p>0</text:p>
          </table:table-cell>
          <table:table-cell table:formula="of:=SUM([.R18:.V18])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X18:.AB18])" office:value-type="float" office:value="16">
            <text:p>16</text:p>
          </table:table-cell>
        </table:table-row>
        <table:table-row table:style-name="ro1">
          <table:table-cell office:value-type="string">
            <text:p>WBC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1.6">
            <text:p>101.6</text:p>
          </table:table-cell>
          <table:table-cell office:value-type="float" office:value="5.3">
            <text:p>5.3</text:p>
          </table:table-cell>
          <table:table-cell office:value-type="float" office:value="14.6">
            <text:p>14.6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table:formula="of:=SUM([.L19:.P19])" office:value-type="float" office:value="181.7">
            <text:p>181.7</text:p>
          </table:table-cell>
          <table:table-cell table:formula="of:=([.L19]/[.$Q19])*16" office:value-type="float" office:value="8.94661529994496">
            <text:p>8.95</text:p>
          </table:table-cell>
          <table:table-cell table:formula="of:=([.M19]/[.$Q19])*16" office:value-type="float" office:value="0.466703357182168">
            <text:p>0.47</text:p>
          </table:table-cell>
          <table:table-cell table:formula="of:=([.N19]/[.$Q19])*16" office:value-type="float" office:value="1.28563566318107">
            <text:p>1.29</text:p>
          </table:table-cell>
          <table:table-cell table:formula="of:=([.O19]/[.$Q19])*16" office:value-type="float" office:value="5.3010456796918">
            <text:p>5.3</text:p>
          </table:table-cell>
          <table:table-cell table:formula="of:=([.P19]/[.$Q19])*16" office:value-type="float" office:value="0">
            <text:p>0</text:p>
          </table:table-cell>
          <table:table-cell table:formula="of:=SUM([.R19:.V19])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X19:.AB19])" office:value-type="float" office:value="16">
            <text:p>16</text:p>
          </table:table-cell>
        </table:table-row>
        <table:table-row table:style-name="ro1">
          <table:table-cell office:value-type="string">
            <text:p>FW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float" office:value="14.6">
            <text:p>14.6</text:p>
          </table:table-cell>
          <table:table-cell office:value-type="float" office:value="60.2">
            <text:p>60.2</text:p>
          </table:table-cell>
          <table:table-cell office:value-type="float" office:value="88.8">
            <text:p>88.8</text:p>
          </table:table-cell>
          <table:table-cell table:formula="of:=SUM([.L20:.P20])" office:value-type="float" office:value="168.9">
            <text:p>168.9</text:p>
          </table:table-cell>
          <table:table-cell table:formula="of:=([.L20]/[.$Q20])*16" office:value-type="float" office:value="0">
            <text:p>0</text:p>
          </table:table-cell>
          <table:table-cell table:formula="of:=([.M20]/[.$Q20])*16" office:value-type="float" office:value="0.502072232089994">
            <text:p>0.5</text:p>
          </table:table-cell>
          <table:table-cell table:formula="of:=([.N20]/[.$Q20])*16" office:value-type="float" office:value="1.38306690349319">
            <text:p>1.38</text:p>
          </table:table-cell>
          <table:table-cell table:formula="of:=([.O20]/[.$Q20])*16" office:value-type="float" office:value="5.70278271166371">
            <text:p>5.7</text:p>
          </table:table-cell>
          <table:table-cell table:formula="of:=([.P20]/[.$Q20])*16" office:value-type="float" office:value="8.41207815275311">
            <text:p>8.41</text:p>
          </table:table-cell>
          <table:table-cell table:formula="of:=SUM([.R20:.V20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SUM([.X20:.AB20])" office:value-type="float" office:value="16">
            <text:p>16</text:p>
          </table:table-cell>
        </table:table-row>
        <table:table-row table:style-name="ro1">
          <table:table-cell office:value-type="string">
            <text:p>FW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5">
            <text:p>65.5</text:p>
          </table:table-cell>
          <table:table-cell office:value-type="float" office:value="3.7">
            <text:p>3.7</text:p>
          </table:table-cell>
          <table:table-cell office:value-type="float" office:value="78.3">
            <text:p>78.3</text:p>
          </table:table-cell>
          <table:table-cell office:value-type="float" office:value="21.9">
            <text:p>21.9</text:p>
          </table:table-cell>
          <table:table-cell table:formula="of:=SUM([.L21:.P21])" office:value-type="float" office:value="169.4">
            <text:p>169.4</text:p>
          </table:table-cell>
          <table:table-cell table:formula="of:=([.L21]/[.$Q21])*16" office:value-type="float" office:value="0">
            <text:p>0</text:p>
          </table:table-cell>
          <table:table-cell table:formula="of:=([.M21]/[.$Q21])*16" office:value-type="float" office:value="6.18654073199528">
            <text:p>6.19</text:p>
          </table:table-cell>
          <table:table-cell table:formula="of:=([.N21]/[.$Q21])*16" office:value-type="float" office:value="0.349468713105077">
            <text:p>0.35</text:p>
          </table:table-cell>
          <table:table-cell table:formula="of:=([.O21]/[.$Q21])*16" office:value-type="float" office:value="7.39551357733176">
            <text:p>7.4</text:p>
          </table:table-cell>
          <table:table-cell table:formula="of:=([.P21]/[.$Q21])*16" office:value-type="float" office:value="2.06847697756789">
            <text:p>2.07</text:p>
          </table:table-cell>
          <table:table-cell table:formula="of:=SUM([.R21:.V21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X21:.AB21])" office:value-type="float" office:value="16">
            <text:p>16</text:p>
          </table:table-cell>
        </table:table-row>
        <table:table-row table:style-name="ro1">
          <table:table-cell office:value-type="string">
            <text:p>FWTW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float" office:value="59.2">
            <text:p>59.2</text:p>
          </table:table-cell>
          <table:table-cell office:value-type="float" office:value="19.2">
            <text:p>19.2</text:p>
          </table:table-cell>
          <table:table-cell office:value-type="float" office:value="68.2">
            <text:p>68.2</text:p>
          </table:table-cell>
          <table:table-cell table:formula="of:=SUM([.L22:.P22])" office:value-type="float" office:value="151.9">
            <text:p>151.9</text:p>
          </table:table-cell>
          <table:table-cell table:formula="of:=([.L22]/[.$Q22])*16" office:value-type="float" office:value="0">
            <text:p>0</text:p>
          </table:table-cell>
          <table:table-cell table:formula="of:=([.M22]/[.$Q22])*16" office:value-type="float" office:value="0.558262014483212">
            <text:p>0.56</text:p>
          </table:table-cell>
          <table:table-cell table:formula="of:=([.N22]/[.$Q22])*16" office:value-type="float" office:value="6.23568136932192">
            <text:p>6.24</text:p>
          </table:table-cell>
          <table:table-cell table:formula="of:=([.O22]/[.$Q22])*16" office:value-type="float" office:value="2.02238314680711">
            <text:p>2.02</text:p>
          </table:table-cell>
          <table:table-cell table:formula="of:=([.P22]/[.$Q22])*16" office:value-type="float" office:value="7.18367346938775">
            <text:p>7.18</text:p>
          </table:table-cell>
          <table:table-cell table:formula="of:=SUM([.R22:.V22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X22:.AB22])" office:value-type="float" office:value="16">
            <text:p>1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9" office:value-type="string">
            <text:p>DE17</text:p>
          </table:table-cell>
          <table:table-cell table:style-name="ce9" office:value-type="string">
            <text:p>PM17</text:p>
          </table:table-cell>
          <table:table-cell table:style-name="ce9" office:value-type="string">
            <text:p>WI17</text:p>
          </table:table-cell>
          <table:table-cell table:style-name="ce9" office:value-type="string">
            <text:p>PS17</text:p>
          </table:table-cell>
          <table:table-cell table:style-name="ce9" office:value-type="string">
            <text:p>SC17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float" office:value="3">
            <text:p>3.00</text:p>
          </table:table-cell>
          <table:table-cell table:style-name="ce9" office:value-type="float" office:value="8">
            <text:p>8.0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7">
            <text:p>7.00</text:p>
          </table:table-cell>
          <table:table-cell table:style-name="ce9" office:value-type="float" office:value="3">
            <text:p>3.00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DE18</text:p>
          </table:table-cell>
          <table:table-cell table:style-name="ce9" office:value-type="string">
            <text:p>PM18</text:p>
          </table:table-cell>
          <table:table-cell table:style-name="ce9" office:value-type="string">
            <text:p>WI18</text:p>
          </table:table-cell>
          <table:table-cell table:style-name="ce9" office:value-type="string">
            <text:p>PS18</text:p>
          </table:table-cell>
          <table:table-cell table:style-name="ce9" office:value-type="string">
            <text:p>SC18</text:p>
          </table:table-cell>
          <table:table-cell table:number-columns-repeated="23"/>
        </table:table-row>
        <table:table-row table:style-name="ro1">
          <table:table-cell/>
          <table:table-cell table:style-name="ce9" table:number-columns-repeated="5"/>
          <table:table-cell table:number-columns-repeated="23"/>
        </table:table-row>
        <table:table-row table:style-name="ro1">
          <table:table-cell/>
          <table:table-cell table:style-name="ce9" office:value-type="string">
            <text:p>DE20</text:p>
          </table:table-cell>
          <table:table-cell table:style-name="ce9" office:value-type="string">
            <text:p>PM20</text:p>
          </table:table-cell>
          <table:table-cell table:style-name="ce9" office:value-type="string">
            <text:p>WI20</text:p>
          </table:table-cell>
          <table:table-cell table:style-name="ce9" office:value-type="string">
            <text:p>PS20</text:p>
          </table:table-cell>
          <table:table-cell table:style-name="ce9" office:value-type="string">
            <text:p>SC20</text:p>
          </table:table-cell>
          <table:table-cell table:number-columns-repeated="23"/>
        </table:table-row>
        <table:table-row table:style-name="ro1">
          <table:table-cell/>
          <table:table-cell table:style-name="ce9" table:number-columns-repeated="5"/>
          <table:table-cell table:number-columns-repeated="23"/>
        </table:table-row>
      </table:table>
      <table:table table:name="Sheet4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row table:style-name="ro1">
          <table:table-cell office:value-type="string">
            <text:p>Skill trainining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Skill Values</text:p>
          </table:table-cell>
          <table:table-cell table:number-columns-repeated="2"/>
          <table:table-cell office:value-type="string">
            <text:p>age</text:p>
          </table:table-cell>
          <table:table-cell table:style-name="Default" office:value-type="string">
            <text:p>age coef</text:p>
          </table:table-cell>
          <table:table-cell table:style-name="Default" office:value-type="string">
            <text:p>diff</text:p>
          </table:table-cell>
          <table:table-cell/>
          <table:table-cell office:value-type="string">
            <text:p>num ass</text:p>
          </table:table-cell>
          <table:table-cell office:value-type="string">
            <text:p>assist coef</text:p>
          </table:table-cell>
          <table:table-cell office:value-type="string">
            <text:p>diff</text:p>
          </table:table-cell>
          <table:table-cell/>
          <table:table-cell office:value-type="string">
            <text:p>coach lvl</text:p>
          </table:table-cell>
          <table:table-cell office:value-type="string">
            <text:p>coach coef</text:p>
          </table:table-cell>
          <table:table-cell office:value-type="string">
            <text:p>diff</text:p>
          </table:table-cell>
          <table:table-cell/>
          <table:table-cell office:value-type="string">
            <text:p>age</text:p>
          </table:table-cell>
          <table:table-cell table:style-name="Default" office:value-type="string">
            <text:p>agetable</text:p>
          </table:table-cell>
          <table:table-cell table:style-name="Default"/>
        </table:table-row>
        <table:table-row table:style-name="ro1">
          <table:table-cell office:value-type="string">
            <text:p>gk</text:p>
          </table:table-cell>
          <table:table-cell table:style-name="ce10" office:value-type="float" office:value="0.335">
            <text:p>0.335</text:p>
          </table:table-cell>
          <table:table-cell table:style-name="ce10"/>
          <table:table-cell office:value-type="float" office:value="17">
            <text:p>17</text:p>
          </table:table-cell>
          <table:table-cell office:value-type="float" office:value="1">
            <text:p>1.00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style-name="ce10" office:value-type="float" office:value="0.66">
            <text:p>0.66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10" office:value-type="float" office:value="0">
            <text:p>0.00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.000</text:p>
          </table:table-cell>
          <table:table-cell table:style-name="Default"/>
        </table:table-row>
        <table:table-row table:style-name="ro1">
          <table:table-cell office:value-type="string">
            <text:p>def</text:p>
          </table:table-cell>
          <table:table-cell table:style-name="ce10" office:value-type="float" office:value="0.19">
            <text:p>0.190</text:p>
          </table:table-cell>
          <table:table-cell table:style-name="ce10"/>
          <table:table-cell office:value-type="float" office:value="18">
            <text:p>18</text:p>
          </table:table-cell>
          <table:table-cell office:value-type="float" office:value="0.982">
            <text:p>0.982</text:p>
          </table:table-cell>
          <table:table-cell table:formula="of:=[.E4]-[.E5]" office:value-type="float" office:value="0.018">
            <text:p>0.018</text:p>
          </table:table-cell>
          <table:table-cell/>
          <table:table-cell office:value-type="float" office:value="1">
            <text:p>1</text:p>
          </table:table-cell>
          <table:table-cell table:style-name="ce10" office:value-type="float" office:value="0.695">
            <text:p>0.695</text:p>
          </table:table-cell>
          <table:table-cell table:style-name="ce10" table:formula="of:=[.I4]-[.I5]" office:value-type="float" office:value="-0.035">
            <text:p>-0.035</text:p>
          </table:table-cell>
          <table:table-cell/>
          <table:table-cell office:value-type="float" office:value="1">
            <text:p>1</text:p>
          </table:table-cell>
          <table:table-cell table:style-name="ce10" office:value-type="float" office:value="0">
            <text:p>0.000</text:p>
          </table:table-cell>
          <table:table-cell table:style-name="ce10" table:formula="of:=[.M4]-[.M5]" office:value-type="float" office:value="0">
            <text:p>0.000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.000</text:p>
          </table:table-cell>
          <table:table-cell table:formula="of:=[.Q4]-[.Q5]" office:value-type="float" office:value="-16">
            <text:p>-16.000</text:p>
          </table:table-cell>
        </table:table-row>
        <table:table-row table:style-name="ro1">
          <table:table-cell office:value-type="string">
            <text:p>defpos</text:p>
          </table:table-cell>
          <table:table-cell table:style-name="ce10" office:value-type="float" office:value="0.094">
            <text:p>0.094</text:p>
          </table:table-cell>
          <table:table-cell table:style-name="ce10"/>
          <table:table-cell office:value-type="float" office:value="19">
            <text:p>19</text:p>
          </table:table-cell>
          <table:table-cell office:value-type="float" office:value="0.963">
            <text:p>0.963</text:p>
          </table:table-cell>
          <table:table-cell table:formula="of:=[.E5]-[.E6]" office:value-type="float" office:value="0.019">
            <text:p>0.019</text:p>
          </table:table-cell>
          <table:table-cell/>
          <table:table-cell office:value-type="float" office:value="2">
            <text:p>2</text:p>
          </table:table-cell>
          <table:table-cell table:style-name="ce10" office:value-type="float" office:value="0.73">
            <text:p>0.730</text:p>
          </table:table-cell>
          <table:table-cell table:style-name="ce10" table:formula="of:=[.I5]-[.I6]" office:value-type="float" office:value="-0.0349999999999999">
            <text:p>-0.035</text:p>
          </table:table-cell>
          <table:table-cell/>
          <table:table-cell office:value-type="float" office:value="2">
            <text:p>2</text:p>
          </table:table-cell>
          <table:table-cell table:style-name="ce10" office:value-type="float" office:value="0">
            <text:p>0.000</text:p>
          </table:table-cell>
          <table:table-cell table:style-name="ce10" table:formula="of:=[.M5]-[.M6]" office:value-type="float" office:value="0">
            <text:p>0.000</text:p>
          </table:table-cell>
          <table:table-cell/>
          <table:table-cell office:value-type="float" office:value="19">
            <text:p>19</text:p>
          </table:table-cell>
          <table:table-cell office:value-type="float" office:value="31.704">
            <text:p>31.704</text:p>
          </table:table-cell>
          <table:table-cell table:formula="of:=[.Q5]-[.Q6]" office:value-type="float" office:value="-15.704">
            <text:p>-15.704</text:p>
          </table:table-cell>
        </table:table-row>
        <table:table-row table:style-name="ro1">
          <table:table-cell office:value-type="string">
            <text:p>cross</text:p>
          </table:table-cell>
          <table:table-cell table:style-name="ce10" office:value-type="float" office:value="0.315">
            <text:p>0.315</text:p>
          </table:table-cell>
          <table:table-cell table:style-name="ce10"/>
          <table:table-cell office:value-type="float" office:value="20">
            <text:p>20</text:p>
          </table:table-cell>
          <table:table-cell office:value-type="float" office:value="0.946">
            <text:p>0.946</text:p>
          </table:table-cell>
          <table:table-cell table:formula="of:=[.E6]-[.E7]" office:value-type="float" office:value="0.0169999999999999">
            <text:p>0.017</text:p>
          </table:table-cell>
          <table:table-cell/>
          <table:table-cell office:value-type="float" office:value="3">
            <text:p>3</text:p>
          </table:table-cell>
          <table:table-cell table:style-name="ce10" office:value-type="float" office:value="0.765">
            <text:p>0.765</text:p>
          </table:table-cell>
          <table:table-cell table:style-name="ce10" table:formula="of:=[.I6]-[.I7]" office:value-type="float" office:value="-0.035">
            <text:p>-0.035</text:p>
          </table:table-cell>
          <table:table-cell/>
          <table:table-cell office:value-type="float" office:value="3">
            <text:p>3</text:p>
          </table:table-cell>
          <table:table-cell table:style-name="ce10" office:value-type="float" office:value="0">
            <text:p>0.000</text:p>
          </table:table-cell>
          <table:table-cell table:style-name="ce10" table:formula="of:=[.M6]-[.M7]" office:value-type="float" office:value="0">
            <text:p>0.000</text:p>
          </table:table-cell>
          <table:table-cell/>
          <table:table-cell office:value-type="float" office:value="20">
            <text:p>20</text:p>
          </table:table-cell>
          <table:table-cell office:value-type="float" office:value="47.117">
            <text:p>47.117</text:p>
          </table:table-cell>
          <table:table-cell table:formula="of:=[.Q6]-[.Q7]" office:value-type="float" office:value="-15.413">
            <text:p>-15.413</text:p>
          </table:table-cell>
        </table:table-row>
        <table:table-row table:style-name="ro1">
          <table:table-cell office:value-type="string">
            <text:p>cross50</text:p>
          </table:table-cell>
          <table:table-cell table:style-name="ce10" office:value-type="float" office:value="0.1575">
            <text:p>0.158</text:p>
          </table:table-cell>
          <table:table-cell table:style-name="ce10"/>
          <table:table-cell office:value-type="float" office:value="21">
            <text:p>21</text:p>
          </table:table-cell>
          <table:table-cell office:value-type="float" office:value="0.928">
            <text:p>0.928</text:p>
          </table:table-cell>
          <table:table-cell table:formula="of:=[.E7]-[.E8]" office:value-type="float" office:value="0.018">
            <text:p>0.018</text:p>
          </table:table-cell>
          <table:table-cell/>
          <table:table-cell office:value-type="float" office:value="4">
            <text:p>4</text:p>
          </table:table-cell>
          <table:table-cell table:style-name="ce10" office:value-type="float" office:value="0.8">
            <text:p>0.800</text:p>
          </table:table-cell>
          <table:table-cell table:style-name="ce10" table:formula="of:=[.I7]-[.I8]" office:value-type="float" office:value="-0.035">
            <text:p>-0.035</text:p>
          </table:table-cell>
          <table:table-cell/>
          <table:table-cell office:value-type="float" office:value="4">
            <text:p>4</text:p>
          </table:table-cell>
          <table:table-cell table:style-name="ce10" office:value-type="float" office:value="0.774">
            <text:p>0.774</text:p>
          </table:table-cell>
          <table:table-cell table:style-name="ce10" table:formula="of:=[.M7]-[.M8]" office:value-type="float" office:value="-0.774">
            <text:p>-0.774</text:p>
          </table:table-cell>
          <table:table-cell/>
          <table:table-cell office:value-type="float" office:value="21">
            <text:p>21</text:p>
          </table:table-cell>
          <table:table-cell office:value-type="float" office:value="62.246">
            <text:p>62.246</text:p>
          </table:table-cell>
          <table:table-cell table:formula="of:=[.Q7]-[.Q8]" office:value-type="float" office:value="-15.129">
            <text:p>-15.129</text:p>
          </table:table-cell>
        </table:table-row>
        <table:table-row table:style-name="ro1">
          <table:table-cell office:value-type="string">
            <text:p>wingatt</text:p>
          </table:table-cell>
          <table:table-cell table:style-name="ce10" office:value-type="float" office:value="0.219">
            <text:p>0.219</text:p>
          </table:table-cell>
          <table:table-cell table:style-name="ce10"/>
          <table:table-cell office:value-type="float" office:value="22">
            <text:p>22</text:p>
          </table:table-cell>
          <table:table-cell office:value-type="float" office:value="0.911">
            <text:p>0.911</text:p>
          </table:table-cell>
          <table:table-cell table:formula="of:=[.E8]-[.E9]" office:value-type="float" office:value="0.017">
            <text:p>0.017</text:p>
          </table:table-cell>
          <table:table-cell/>
          <table:table-cell office:value-type="float" office:value="5">
            <text:p>5</text:p>
          </table:table-cell>
          <table:table-cell table:style-name="ce10" office:value-type="float" office:value="0.835">
            <text:p>0.835</text:p>
          </table:table-cell>
          <table:table-cell table:style-name="ce10" table:formula="of:=[.I8]-[.I9]" office:value-type="float" office:value="-0.0349999999999999">
            <text:p>-0.035</text:p>
          </table:table-cell>
          <table:table-cell/>
          <table:table-cell office:value-type="float" office:value="5">
            <text:p>5</text:p>
          </table:table-cell>
          <table:table-cell table:style-name="ce10" office:value-type="float" office:value="0.867">
            <text:p>0.867</text:p>
          </table:table-cell>
          <table:table-cell table:style-name="ce10" table:formula="of:=[.M8]-[.M9]" office:value-type="float" office:value="-0.093">
            <text:p>-0.093</text:p>
          </table:table-cell>
          <table:table-cell/>
          <table:table-cell office:value-type="float" office:value="22">
            <text:p>22</text:p>
          </table:table-cell>
          <table:table-cell office:value-type="float" office:value="77.094">
            <text:p>77.094</text:p>
          </table:table-cell>
          <table:table-cell table:formula="of:=[.Q8]-[.Q9]" office:value-type="float" office:value="-14.848">
            <text:p>-14.848</text:p>
          </table:table-cell>
        </table:table-row>
        <table:table-row table:style-name="ro1">
          <table:table-cell office:value-type="string">
            <text:p>pm</text:p>
          </table:table-cell>
          <table:table-cell table:style-name="ce10" office:value-type="float" office:value="0.22">
            <text:p>0.220</text:p>
          </table:table-cell>
          <table:table-cell table:style-name="ce10"/>
          <table:table-cell office:value-type="float" office:value="23">
            <text:p>23</text:p>
          </table:table-cell>
          <table:table-cell office:value-type="float" office:value="0.894">
            <text:p>0.894</text:p>
          </table:table-cell>
          <table:table-cell table:formula="of:=[.E9]-[.E10]" office:value-type="float" office:value="0.017">
            <text:p>0.017</text:p>
          </table:table-cell>
          <table:table-cell/>
          <table:table-cell office:value-type="float" office:value="6">
            <text:p>6</text:p>
          </table:table-cell>
          <table:table-cell table:style-name="ce10" office:value-type="float" office:value="0.87">
            <text:p>0.870</text:p>
          </table:table-cell>
          <table:table-cell table:style-name="ce10" table:formula="of:=[.I9]-[.I10]" office:value-type="float" office:value="-0.035">
            <text:p>-0.035</text:p>
          </table:table-cell>
          <table:table-cell/>
          <table:table-cell office:value-type="float" office:value="6">
            <text:p>6</text:p>
          </table:table-cell>
          <table:table-cell table:style-name="ce10" office:value-type="float" office:value="0.943">
            <text:p>0.943</text:p>
          </table:table-cell>
          <table:table-cell table:style-name="ce10" table:formula="of:=[.M9]-[.M10]" office:value-type="float" office:value="-0.0760000000000001">
            <text:p>-0.076</text:p>
          </table:table-cell>
          <table:table-cell/>
          <table:table-cell office:value-type="float" office:value="23">
            <text:p>23</text:p>
          </table:table-cell>
          <table:table-cell office:value-type="float" office:value="91.668">
            <text:p>91.668</text:p>
          </table:table-cell>
          <table:table-cell table:formula="of:=[.Q9]-[.Q10]" office:value-type="float" office:value="-14.574">
            <text:p>-14.574</text:p>
          </table:table-cell>
        </table:table-row>
        <table:table-row table:style-name="ro1">
          <table:table-cell office:value-type="string">
            <text:p>pm50</text:p>
          </table:table-cell>
          <table:table-cell table:style-name="ce10" office:value-type="float" office:value="0.11">
            <text:p>0.110</text:p>
          </table:table-cell>
          <table:table-cell table:style-name="ce10"/>
          <table:table-cell office:value-type="float" office:value="24">
            <text:p>24</text:p>
          </table:table-cell>
          <table:table-cell office:value-type="float" office:value="0.877">
            <text:p>0.877</text:p>
          </table:table-cell>
          <table:table-cell table:formula="of:=[.E10]-[.E11]" office:value-type="float" office:value="0.017">
            <text:p>0.017</text:p>
          </table:table-cell>
          <table:table-cell/>
          <table:table-cell office:value-type="float" office:value="7">
            <text:p>7</text:p>
          </table:table-cell>
          <table:table-cell table:style-name="ce10" office:value-type="float" office:value="0.905">
            <text:p>0.905</text:p>
          </table:table-cell>
          <table:table-cell table:style-name="ce10" table:formula="of:=[.I10]-[.I11]" office:value-type="float" office:value="-0.035">
            <text:p>-0.035</text:p>
          </table:table-cell>
          <table:table-cell/>
          <table:table-cell office:value-type="float" office:value="7">
            <text:p>7</text:p>
          </table:table-cell>
          <table:table-cell table:style-name="ce10" office:value-type="float" office:value="1">
            <text:p>1.000</text:p>
          </table:table-cell>
          <table:table-cell table:style-name="ce10" table:formula="of:=[.M10]-[.M11]" office:value-type="float" office:value="-0.0569999999999999">
            <text:p>-0.057</text:p>
          </table:table-cell>
          <table:table-cell/>
          <table:table-cell office:value-type="float" office:value="24">
            <text:p>24</text:p>
          </table:table-cell>
          <table:table-cell office:value-type="float" office:value="105.972">
            <text:p>105.972</text:p>
          </table:table-cell>
          <table:table-cell table:formula="of:=[.Q10]-[.Q11]" office:value-type="float" office:value="-14.304">
            <text:p>-14.304</text:p>
          </table:table-cell>
        </table:table-row>
        <table:table-row table:style-name="ro1">
          <table:table-cell office:value-type="string">
            <text:p>sco</text:p>
          </table:table-cell>
          <table:table-cell table:style-name="ce10" office:value-type="float" office:value="0.218">
            <text:p>0.218</text:p>
          </table:table-cell>
          <table:table-cell table:style-name="ce10"/>
          <table:table-cell office:value-type="float" office:value="25">
            <text:p>25</text:p>
          </table:table-cell>
          <table:table-cell office:value-type="float" office:value="0.861">
            <text:p>0.861</text:p>
          </table:table-cell>
          <table:table-cell table:formula="of:=[.E11]-[.E12]" office:value-type="float" office:value="0.016">
            <text:p>0.016</text:p>
          </table:table-cell>
          <table:table-cell/>
          <table:table-cell office:value-type="float" office:value="8">
            <text:p>8</text:p>
          </table:table-cell>
          <table:table-cell table:style-name="ce10" office:value-type="float" office:value="0.94">
            <text:p>0.940</text:p>
          </table:table-cell>
          <table:table-cell table:style-name="ce10" table:formula="of:=[.I11]-[.I12]" office:value-type="float" office:value="-0.035">
            <text:p>-0.035</text:p>
          </table:table-cell>
          <table:table-cell/>
          <table:table-cell office:value-type="float" office:value="8">
            <text:p>8</text:p>
          </table:table-cell>
          <table:table-cell table:style-name="ce10" office:value-type="float" office:value="1.045">
            <text:p>1.045</text:p>
          </table:table-cell>
          <table:table-cell table:style-name="ce10" table:formula="of:=[.M11]-[.M12]" office:value-type="float" office:value="-0.0449999999999999">
            <text:p>-0.045</text:p>
          </table:table-cell>
          <table:table-cell/>
          <table:table-cell office:value-type="float" office:value="25">
            <text:p>25</text:p>
          </table:table-cell>
          <table:table-cell office:value-type="float" office:value="120.012">
            <text:p>120.012</text:p>
          </table:table-cell>
          <table:table-cell table:formula="of:=[.Q11]-[.Q12]" office:value-type="float" office:value="-14.04">
            <text:p>-14.040</text:p>
          </table:table-cell>
        </table:table-row>
        <table:table-row table:style-name="ro1">
          <table:table-cell office:value-type="string">
            <text:p>shoot</text:p>
          </table:table-cell>
          <table:table-cell table:style-name="ce10" office:value-type="float" office:value="0.097">
            <text:p>0.097</text:p>
          </table:table-cell>
          <table:table-cell table:style-name="ce10"/>
          <table:table-cell office:value-type="float" office:value="26">
            <text:p>26</text:p>
          </table:table-cell>
          <table:table-cell office:value-type="float" office:value="0.845">
            <text:p>0.845</text:p>
          </table:table-cell>
          <table:table-cell table:formula="of:=[.E12]-[.E13]" office:value-type="float" office:value="0.016">
            <text:p>0.016</text:p>
          </table:table-cell>
          <table:table-cell/>
          <table:table-cell office:value-type="float" office:value="9">
            <text:p>9</text:p>
          </table:table-cell>
          <table:table-cell table:style-name="ce10" office:value-type="float" office:value="0.975">
            <text:p>0.975</text:p>
          </table:table-cell>
          <table:table-cell table:style-name="ce10" table:formula="of:=[.I12]-[.I13]" office:value-type="float" office:value="-0.0349999999999999">
            <text:p>-0.035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133.791">
            <text:p>133.791</text:p>
          </table:table-cell>
          <table:table-cell table:formula="of:=[.Q12]-[.Q13]" office:value-type="float" office:value="-13.779">
            <text:p>-13.779</text:p>
          </table:table-cell>
        </table:table-row>
        <table:table-row table:style-name="ro1">
          <table:table-cell office:value-type="string">
            <text:p>pass</text:p>
          </table:table-cell>
          <table:table-cell table:style-name="ce10" office:value-type="float" office:value="0.237">
            <text:p>0.237</text:p>
          </table:table-cell>
          <table:table-cell table:style-name="ce10"/>
          <table:table-cell office:value-type="float" office:value="27">
            <text:p>27</text:p>
          </table:table-cell>
          <table:table-cell office:value-type="float" office:value="0.83">
            <text:p>0.830</text:p>
          </table:table-cell>
          <table:table-cell table:formula="of:=[.E13]-[.E14]" office:value-type="float" office:value="0.0149999999999999">
            <text:p>0.015</text:p>
          </table:table-cell>
          <table:table-cell/>
          <table:table-cell office:value-type="float" office:value="10">
            <text:p>10</text:p>
          </table:table-cell>
          <table:table-cell table:style-name="ce10" office:value-type="float" office:value="1.01">
            <text:p>1.010</text:p>
          </table:table-cell>
          <table:table-cell table:style-name="ce10" table:formula="of:=[.I13]-[.I14]" office:value-type="float" office:value="-0.035">
            <text:p>-0.035</text:p>
          </table:table-cell>
          <table:table-cell table:number-columns-repeated="5"/>
          <table:table-cell office:value-type="float" office:value="27">
            <text:p>27</text:p>
          </table:table-cell>
          <table:table-cell office:value-type="float" office:value="147.316">
            <text:p>147.316</text:p>
          </table:table-cell>
          <table:table-cell table:formula="of:=[.Q13]-[.Q14]" office:value-type="float" office:value="-13.525">
            <text:p>-13.525</text:p>
          </table:table-cell>
        </table:table-row>
        <table:table-row table:style-name="ro1">
          <table:table-cell office:value-type="string">
            <text:p>thpass</text:p>
          </table:table-cell>
          <table:table-cell table:style-name="ce10" office:value-type="float" office:value="0.178">
            <text:p>0.178</text:p>
          </table:table-cell>
          <table:table-cell table:style-name="ce10"/>
          <table:table-cell office:value-type="float" office:value="28">
            <text:p>28</text:p>
          </table:table-cell>
          <table:table-cell office:value-type="float" office:value="0.814">
            <text:p>0.814</text:p>
          </table:table-cell>
          <table:table-cell table:formula="of:=[.E14]-[.E15]" office:value-type="float" office:value="0.016">
            <text:p>0.016</text:p>
          </table:table-cell>
          <table:table-cell table:number-columns-repeated="9"/>
          <table:table-cell office:value-type="float" office:value="28">
            <text:p>28</text:p>
          </table:table-cell>
          <table:table-cell office:value-type="float" office:value="160.591">
            <text:p>160.591</text:p>
          </table:table-cell>
          <table:table-cell table:formula="of:=[.Q14]-[.Q15]" office:value-type="float" office:value="-13.275">
            <text:p>-13.275</text:p>
          </table:table-cell>
        </table:table-row>
        <table:table-row table:style-name="ro1">
          <table:table-cell office:value-type="string">
            <text:p>sp</text:p>
          </table:table-cell>
          <table:table-cell table:style-name="ce10" office:value-type="float" office:value="0.941">
            <text:p>0.941</text:p>
          </table:table-cell>
          <table:table-cell table:style-name="ce10"/>
          <table:table-cell office:value-type="float" office:value="29">
            <text:p>29</text:p>
          </table:table-cell>
          <table:table-cell office:value-type="float" office:value="0.799">
            <text:p>0.799</text:p>
          </table:table-cell>
          <table:table-cell table:formula="of:=[.E15]-[.E16]" office:value-type="float" office:value="0.015">
            <text:p>0.015</text:p>
          </table:table-cell>
          <table:table-cell table:number-columns-repeated="9"/>
          <table:table-cell office:value-type="float" office:value="29">
            <text:p>29</text:p>
          </table:table-cell>
          <table:table-cell office:value-type="float" office:value="173.62">
            <text:p>173.620</text:p>
          </table:table-cell>
          <table:table-cell table:formula="of:=[.Q15]-[.Q16]" office:value-type="float" office:value="-13.029">
            <text:p>-13.029</text:p>
          </table:table-cell>
        </table:table-row>
        <table:table-row table:style-name="ro1">
          <table:table-cell office:value-type="string">
            <text:p>sp125</text:p>
          </table:table-cell>
          <table:table-cell table:style-name="ce10" office:value-type="float" office:value="1.183">
            <text:p>1.183</text:p>
          </table:table-cell>
          <table:table-cell table:style-name="ce10"/>
          <table:table-cell office:value-type="float" office:value="30">
            <text:p>30</text:p>
          </table:table-cell>
          <table:table-cell office:value-type="float" office:value="0.784">
            <text:p>0.784</text:p>
          </table:table-cell>
          <table:table-cell table:formula="of:=[.E16]-[.E17]" office:value-type="float" office:value="0.015">
            <text:p>0.015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186.408">
            <text:p>186.408</text:p>
          </table:table-cell>
          <table:table-cell table:formula="of:=[.Q16]-[.Q17]" office:value-type="float" office:value="-12.788">
            <text:p>-12.788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0.77">
            <text:p>0.770</text:p>
          </table:table-cell>
          <table:table-cell table:formula="of:=[.E17]-[.E18]" office:value-type="float" office:value="0.014">
            <text:p>0.014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198.96">
            <text:p>198.960</text:p>
          </table:table-cell>
          <table:table-cell table:formula="of:=[.Q17]-[.Q18]" office:value-type="float" office:value="-12.552">
            <text:p>-12.552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0.756">
            <text:p>0.756</text:p>
          </table:table-cell>
          <table:table-cell table:formula="of:=[.E18]-[.E19]" office:value-type="float" office:value="0.014">
            <text:p>0.014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211.279">
            <text:p>211.279</text:p>
          </table:table-cell>
          <table:table-cell table:formula="of:=[.Q18]-[.Q19]" office:value-type="float" office:value="-12.319">
            <text:p>-12.319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office:value-type="float" office:value="0.742">
            <text:p>0.742</text:p>
          </table:table-cell>
          <table:table-cell table:formula="of:=[.E19]-[.E20]" office:value-type="float" office:value="0.014">
            <text:p>0.014</text:p>
          </table:table-cell>
          <table:table-cell table:number-columns-repeated="9"/>
          <table:table-cell office:value-type="float" office:value="33">
            <text:p>33</text:p>
          </table:table-cell>
          <table:table-cell office:value-type="float" office:value="223.37">
            <text:p>223.370</text:p>
          </table:table-cell>
          <table:table-cell table:formula="of:=[.Q19]-[.Q20]" office:value-type="float" office:value="-12.091">
            <text:p>-12.091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float" office:value="0.728">
            <text:p>0.728</text:p>
          </table:table-cell>
          <table:table-cell table:formula="of:=[.E20]-[.E21]" office:value-type="float" office:value="0.014">
            <text:p>0.014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235.238">
            <text:p>235.238</text:p>
          </table:table-cell>
          <table:table-cell table:formula="of:=[.Q20]-[.Q21]" office:value-type="float" office:value="-11.868">
            <text:p>-11.86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years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days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skill level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sub skill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coach level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assistants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intensity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stamina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dropdown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>
            <text:p>Skill Values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2" table:number-columns-repeated="6" table:default-cell-style-name="Default"/>
        <table:table-column table:style-name="co2" table:default-cell-style-name="ce11"/>
        <table:table-column table:style-name="co2" table:number-columns-repeated="9" table:default-cell-style-name="Default"/>
        <table:table-row table:style-name="ro1">
          <table:table-cell table:formula="of:=([.B5]+[.B18])/2" office:value-type="float" office:value="0.678735">
            <text:p>0.68</text:p>
          </table:table-cell>
          <table:table-cell table:style-name="ce11" table:formula="of:=([.B5]-[.B18])/13" office:value-type="float" office:value="0.0139223076923077">
            <text:p>0.01392</text:p>
          </table:table-cell>
          <table:table-cell table:number-columns-repeated="4"/>
          <table:table-cell table:formula="of:=([.G5]-[.G18])/13" office:value-type="float" office:value="0.00464090961828518">
            <text:p>0.00464</text:p>
          </table:table-cell>
          <table:table-cell table:number-columns-repeated="5"/>
          <table:table-cell table:style-name="ce11" table:formula="of:=([.M5]-[.M18])/13" office:value-type="float" office:value="0.00169923076923077">
            <text:p>0.0017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ce11"/>
          <table:table-cell table:number-columns-repeated="3"/>
        </table:table-row>
        <table:table-row table:style-name="ro1">
          <table:table-cell office:value-type="string">
            <text:p>age</text:p>
          </table:table-cell>
          <table:table-cell office:value-type="string">
            <text:p>training per week</text:p>
          </table:table-cell>
          <table:table-cell table:number-columns-repeated="2"/>
          <table:table-cell office:value-type="string">
            <text:p>age</text:p>
          </table:table-cell>
          <table:table-cell/>
          <table:table-cell table:style-name="Default" office:value-type="string">
            <text:p>training per week</text:p>
          </table:table-cell>
          <table:table-cell table:number-columns-repeated="3"/>
          <table:table-cell office:value-type="string">
            <text:p>age</text:p>
          </table:table-cell>
          <table:table-cell/>
          <table:table-cell office:value-type="string">
            <text:p>training per week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table:style-name="ce11" office:value-type="float" office:value="0.76923">
            <text:p>0.76923</text:p>
          </table:table-cell>
          <table:table-cell/>
          <table:table-cell office:value-type="float" office:value="17">
            <text:p>17</text:p>
          </table:table-cell>
          <table:table-cell table:style-name="ce12" office:value-type="float" office:value="3.9">
            <text:p>3.9</text:p>
          </table:table-cell>
          <table:table-cell table:style-name="ce13" table:formula="of:=1/[.F5]" office:value-type="float" office:value="0.256410256410256">
            <text:p>0.25641</text:p>
          </table:table-cell>
          <table:table-cell table:style-name="ce11" table:formula="of:=[.G5]" office:value-type="float" office:value="0.256410256410256">
            <text:p>0.25641</text:p>
          </table:table-cell>
          <table:table-cell table:style-name="ce11" table:formula="of:=CONCATENATE(ROUND([.H5]; 5); &quot;, // &quot;; [.E5])" office:value-type="string" office:string-value="0.25641, // 17">
            <text:p>0.25641, // 17</text:p>
          </table:table-cell>
          <table:table-cell/>
          <table:table-cell office:value-type="float" office:value="17">
            <text:p>17</text:p>
          </table:table-cell>
          <table:table-cell table:style-name="ce14" office:value-type="float" office:value="15.4">
            <text:p>15.4</text:p>
          </table:table-cell>
          <table:table-cell table:style-name="ce15" office:value-type="float" office:value="0.0578">
            <text:p>0.05780</text:p>
          </table:table-cell>
          <table:table-cell table:style-name="ce11" table:formula="of:=[.M5]" office:value-type="float" office:value="0.0578">
            <text:p>0.05780</text:p>
          </table:table-cell>
          <table:table-cell table:style-name="ce11" table:formula="of:=[.N5]/2" office:value-type="float" office:value="0.0289">
            <text:p>0.02890</text:p>
          </table:table-cell>
          <table:table-cell table:style-name="ce11" table:formula="of:=CONCATENATE(ROUND([.O5]; 5); &quot;, // &quot;; [.K5])" office:value-type="string" office:string-value="0.0289, // 17">
            <text:p>0.0289, //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5]-[.$B$1]" office:value-type="float" office:value="0.755307692307692">
            <text:p>0.75531</text:p>
          </table:table-cell>
          <table:table-cell/>
          <table:table-cell office:value-type="float" office:value="18">
            <text:p>18</text:p>
          </table:table-cell>
          <table:table-cell/>
          <table:table-cell table:style-name="ce13"/>
          <table:table-cell table:style-name="ce11" table:formula="of:=[.H5]-[.$G$1]" office:value-type="float" office:value="0.251769346791971">
            <text:p>0.25177</text:p>
          </table:table-cell>
          <table:table-cell table:style-name="ce11" table:formula="of:=CONCATENATE(ROUND([.H6]; 5); &quot;, // &quot;; [.E6])" office:value-type="string" office:string-value="0.25177, // 18">
            <text:p>0.25177, // 18</text:p>
          </table:table-cell>
          <table:table-cell/>
          <table:table-cell office:value-type="float" office:value="18">
            <text:p>18</text:p>
          </table:table-cell>
          <table:table-cell/>
          <table:table-cell table:style-name="ce13"/>
          <table:table-cell table:style-name="ce11" table:formula="of:=[.N5]-[.$M$1]" office:value-type="float" office:value="0.0561007692307692">
            <text:p>0.05610</text:p>
          </table:table-cell>
          <table:table-cell table:style-name="ce11" table:formula="of:=[.N6]/2" office:value-type="float" office:value="0.0280503846153846">
            <text:p>0.02805</text:p>
          </table:table-cell>
          <table:table-cell table:style-name="ce11" table:formula="of:=CONCATENATE(ROUND([.O6]; 5); &quot;, // &quot;; [.K6])" office:value-type="string" office:string-value="0.02805, // 18">
            <text:p>0.02805, // 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6]-[.$B$1]" office:value-type="float" office:value="0.741385384615385">
            <text:p>0.74139</text:p>
          </table:table-cell>
          <table:table-cell/>
          <table:table-cell office:value-type="float" office:value="19">
            <text:p>19</text:p>
          </table:table-cell>
          <table:table-cell/>
          <table:table-cell table:style-name="ce13"/>
          <table:table-cell table:style-name="ce11" table:formula="of:=[.H6]-[.$G$1]" office:value-type="float" office:value="0.247128437173686">
            <text:p>0.24713</text:p>
          </table:table-cell>
          <table:table-cell table:style-name="ce11" table:formula="of:=CONCATENATE(ROUND([.H7]; 5); &quot;, // &quot;; [.E7])" office:value-type="string" office:string-value="0.24713, // 19">
            <text:p>0.24713, // 19</text:p>
          </table:table-cell>
          <table:table-cell/>
          <table:table-cell office:value-type="float" office:value="19">
            <text:p>19</text:p>
          </table:table-cell>
          <table:table-cell/>
          <table:table-cell table:style-name="ce13"/>
          <table:table-cell table:style-name="ce11" table:formula="of:=[.N6]-[.$M$1]" office:value-type="float" office:value="0.0544015384615385">
            <text:p>0.05440</text:p>
          </table:table-cell>
          <table:table-cell table:style-name="ce11" table:formula="of:=[.N7]/2" office:value-type="float" office:value="0.0272007692307692">
            <text:p>0.02720</text:p>
          </table:table-cell>
          <table:table-cell table:style-name="ce11" table:formula="of:=CONCATENATE(ROUND([.O7]; 5); &quot;, // &quot;; [.K7])" office:value-type="string" office:string-value="0.0272, // 19">
            <text:p>0.0272, // 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7]-[.$B$1]" office:value-type="float" office:value="0.727463076923077">
            <text:p>0.72746</text:p>
          </table:table-cell>
          <table:table-cell/>
          <table:table-cell office:value-type="float" office:value="20">
            <text:p>20</text:p>
          </table:table-cell>
          <table:table-cell office:value-type="float" office:value="130.9">
            <text:p>130.9</text:p>
          </table:table-cell>
          <table:table-cell table:style-name="ce13" table:formula="of:=1/[.F8]" office:value-type="float" office:value="0.00763941940412529">
            <text:p>0.00764</text:p>
          </table:table-cell>
          <table:table-cell table:style-name="ce11" table:formula="of:=[.H7]-[.$G$1]" office:value-type="float" office:value="0.242487527555401">
            <text:p>0.24249</text:p>
          </table:table-cell>
          <table:table-cell table:style-name="ce11" table:formula="of:=CONCATENATE(ROUND([.H8]; 5); &quot;, // &quot;; [.E8])" office:value-type="string" office:string-value="0.24249, // 20">
            <text:p>0.24249, // 20</text:p>
          </table:table-cell>
          <table:table-cell/>
          <table:table-cell office:value-type="float" office:value="20">
            <text:p>20</text:p>
          </table:table-cell>
          <table:table-cell office:value-type="float" office:value="130.9">
            <text:p>130.9</text:p>
          </table:table-cell>
          <table:table-cell table:style-name="ce13" table:formula="of:=1/[.L8]" office:value-type="float" office:value="0.00763941940412529">
            <text:p>0.00764</text:p>
          </table:table-cell>
          <table:table-cell table:style-name="ce11" table:formula="of:=[.N7]-[.$M$1]" office:value-type="float" office:value="0.0527023076923077">
            <text:p>0.05270</text:p>
          </table:table-cell>
          <table:table-cell table:style-name="ce11" table:formula="of:=[.N8]/2" office:value-type="float" office:value="0.0263511538461538">
            <text:p>0.02635</text:p>
          </table:table-cell>
          <table:table-cell table:style-name="ce11" table:formula="of:=CONCATENATE(ROUND([.O8]; 5); &quot;, // &quot;; [.K8])" office:value-type="string" office:string-value="0.02635, // 20">
            <text:p>0.02635, // 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8]-[.$B$1]" office:value-type="float" office:value="0.713540769230769">
            <text:p>0.71354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13"/>
          <table:table-cell table:style-name="ce11" table:formula="of:=[.H8]-[.$G$1]" office:value-type="float" office:value="0.237846617937116">
            <text:p>0.23785</text:p>
          </table:table-cell>
          <table:table-cell table:style-name="ce11" table:formula="of:=CONCATENATE(ROUND([.H9]; 5); &quot;, // &quot;; [.E9])" office:value-type="string" office:string-value="0.23785, // 21">
            <text:p>0.23785, // 2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13"/>
          <table:table-cell table:style-name="ce11" table:formula="of:=[.N8]-[.$M$1]" office:value-type="float" office:value="0.0510030769230769">
            <text:p>0.05100</text:p>
          </table:table-cell>
          <table:table-cell table:style-name="ce11" table:formula="of:=[.N9]/2" office:value-type="float" office:value="0.0255015384615385">
            <text:p>0.02550</text:p>
          </table:table-cell>
          <table:table-cell table:style-name="ce11" table:formula="of:=CONCATENATE(ROUND([.O9]; 5); &quot;, // &quot;; [.K9])" office:value-type="string" office:string-value="0.0255, // 21">
            <text:p>0.0255, // 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9]-[.$B$1]" office:value-type="float" office:value="0.699618461538461">
            <text:p>0.69962</text:p>
          </table:table-cell>
          <table:table-cell/>
          <table:table-cell office:value-type="float" office:value="22">
            <text:p>22</text:p>
          </table:table-cell>
          <table:table-cell/>
          <table:table-cell table:style-name="ce13"/>
          <table:table-cell table:style-name="ce11" table:formula="of:=[.H9]-[.$G$1]" office:value-type="float" office:value="0.233205708318831">
            <text:p>0.23321</text:p>
          </table:table-cell>
          <table:table-cell table:style-name="ce11" table:formula="of:=CONCATENATE(ROUND([.H10]; 5); &quot;, // &quot;; [.E10])" office:value-type="string" office:string-value="0.23321, // 22">
            <text:p>0.23321, // 22</text:p>
          </table:table-cell>
          <table:table-cell/>
          <table:table-cell office:value-type="float" office:value="22">
            <text:p>22</text:p>
          </table:table-cell>
          <table:table-cell/>
          <table:table-cell table:style-name="ce13"/>
          <table:table-cell table:style-name="ce11" table:formula="of:=[.N9]-[.$M$1]" office:value-type="float" office:value="0.0493038461538461">
            <text:p>0.04930</text:p>
          </table:table-cell>
          <table:table-cell table:style-name="ce11" table:formula="of:=[.N10]/2" office:value-type="float" office:value="0.0246519230769231">
            <text:p>0.02465</text:p>
          </table:table-cell>
          <table:table-cell table:style-name="ce11" table:formula="of:=CONCATENATE(ROUND([.O10]; 5); &quot;, // &quot;; [.K10])" office:value-type="string" office:string-value="0.02465, // 22">
            <text:p>0.02465, // 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float" office:value="0.71429">
            <text:p>0.71429</text:p>
          </table:table-cell>
          <table:table-cell table:style-name="ce11" table:formula="of:=[.C10]-[.$B$1]" office:value-type="float" office:value="0.685696153846154">
            <text:p>0.68570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13"/>
          <table:table-cell table:style-name="ce11" table:formula="of:=[.H10]-[.$G$1]" office:value-type="float" office:value="0.228564798700545">
            <text:p>0.22856</text:p>
          </table:table-cell>
          <table:table-cell table:style-name="ce11" table:formula="of:=CONCATENATE(ROUND([.H11]; 5); &quot;, // &quot;; [.E11])" office:value-type="string" office:string-value="0.22856, // 23">
            <text:p>0.22856, // 23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13"/>
          <table:table-cell table:style-name="ce11" table:formula="of:=[.N10]-[.$M$1]" office:value-type="float" office:value="0.0476046153846154">
            <text:p>0.04760</text:p>
          </table:table-cell>
          <table:table-cell table:style-name="ce11" table:formula="of:=[.N11]/2" office:value-type="float" office:value="0.0238023076923077">
            <text:p>0.02380</text:p>
          </table:table-cell>
          <table:table-cell table:style-name="ce11" table:formula="of:=CONCATENATE(ROUND([.O11]; 5); &quot;, // &quot;; [.K11])" office:value-type="string" office:string-value="0.0238, // 23">
            <text:p>0.0238, // 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float" office:value="0.625">
            <text:p>0.62500</text:p>
          </table:table-cell>
          <table:table-cell table:style-name="ce11" table:formula="of:=[.C11]-[.$B$1]" office:value-type="float" office:value="0.671773846153846">
            <text:p>0.67177</text:p>
          </table:table-cell>
          <table:table-cell/>
          <table:table-cell office:value-type="float" office:value="24">
            <text:p>24</text:p>
          </table:table-cell>
          <table:table-cell/>
          <table:table-cell table:style-name="ce13"/>
          <table:table-cell table:style-name="ce11" table:formula="of:=[.H11]-[.$G$1]" office:value-type="float" office:value="0.22392388908226">
            <text:p>0.22392</text:p>
          </table:table-cell>
          <table:table-cell table:style-name="ce11" table:formula="of:=CONCATENATE(ROUND([.H12]; 5); &quot;, // &quot;; [.E12])" office:value-type="string" office:string-value="0.22392, // 24">
            <text:p>0.22392, // 24</text:p>
          </table:table-cell>
          <table:table-cell/>
          <table:table-cell office:value-type="float" office:value="24">
            <text:p>24</text:p>
          </table:table-cell>
          <table:table-cell/>
          <table:table-cell table:style-name="ce13"/>
          <table:table-cell table:style-name="ce11" table:formula="of:=[.N11]-[.$M$1]" office:value-type="float" office:value="0.0459053846153846">
            <text:p>0.04591</text:p>
          </table:table-cell>
          <table:table-cell table:style-name="ce11" table:formula="of:=[.N12]/2" office:value-type="float" office:value="0.0229526923076923">
            <text:p>0.02295</text:p>
          </table:table-cell>
          <table:table-cell table:style-name="ce11" table:formula="of:=CONCATENATE(ROUND([.O12]; 5); &quot;, // &quot;; [.K12])" office:value-type="string" office:string-value="0.02295, // 24">
            <text:p>0.02295, // 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float" office:value="0.625">
            <text:p>0.62500</text:p>
          </table:table-cell>
          <table:table-cell table:style-name="ce11" table:formula="of:=[.C12]-[.$B$1]" office:value-type="float" office:value="0.657851538461538">
            <text:p>0.65785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13"/>
          <table:table-cell table:style-name="ce11" table:formula="of:=[.H12]-[.$G$1]" office:value-type="float" office:value="0.219282979463975">
            <text:p>0.21928</text:p>
          </table:table-cell>
          <table:table-cell table:style-name="ce11" table:formula="of:=CONCATENATE(ROUND([.H13]; 5); &quot;, // &quot;; [.E13])" office:value-type="string" office:string-value="0.21928, // 25">
            <text:p>0.21928, // 25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13"/>
          <table:table-cell table:style-name="ce11" table:formula="of:=[.N12]-[.$M$1]" office:value-type="float" office:value="0.0442061538461538">
            <text:p>0.04421</text:p>
          </table:table-cell>
          <table:table-cell table:style-name="ce11" table:formula="of:=[.N13]/2" office:value-type="float" office:value="0.0221030769230769">
            <text:p>0.02210</text:p>
          </table:table-cell>
          <table:table-cell table:style-name="ce11" table:formula="of:=CONCATENATE(ROUND([.O13]; 5); &quot;, // &quot;; [.K13])" office:value-type="string" office:string-value="0.0221, // 25">
            <text:p>0.0221, // 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float" office:value="0.625">
            <text:p>0.62500</text:p>
          </table:table-cell>
          <table:table-cell table:style-name="ce11" table:formula="of:=[.C13]-[.$B$1]" office:value-type="float" office:value="0.64392923076923">
            <text:p>0.64393</text:p>
          </table:table-cell>
          <table:table-cell/>
          <table:table-cell office:value-type="float" office:value="26">
            <text:p>26</text:p>
          </table:table-cell>
          <table:table-cell/>
          <table:table-cell table:style-name="ce13"/>
          <table:table-cell table:style-name="ce11" table:formula="of:=[.H13]-[.$G$1]" office:value-type="float" office:value="0.21464206984569">
            <text:p>0.21464</text:p>
          </table:table-cell>
          <table:table-cell table:style-name="ce11" table:formula="of:=CONCATENATE(ROUND([.H14]; 5); &quot;, // &quot;; [.E14])" office:value-type="string" office:string-value="0.21464, // 26">
            <text:p>0.21464, // 26</text:p>
          </table:table-cell>
          <table:table-cell/>
          <table:table-cell office:value-type="float" office:value="26">
            <text:p>26</text:p>
          </table:table-cell>
          <table:table-cell/>
          <table:table-cell table:style-name="ce13"/>
          <table:table-cell table:style-name="ce11" table:formula="of:=[.N13]-[.$M$1]" office:value-type="float" office:value="0.0425069230769231">
            <text:p>0.04251</text:p>
          </table:table-cell>
          <table:table-cell table:style-name="ce11" table:formula="of:=[.N14]/2" office:value-type="float" office:value="0.0212534615384615">
            <text:p>0.02125</text:p>
          </table:table-cell>
          <table:table-cell table:style-name="ce11" table:formula="of:=CONCATENATE(ROUND([.O14]; 5); &quot;, // &quot;; [.K14])" office:value-type="string" office:string-value="0.02125, // 26">
            <text:p>0.02125, //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float" office:value="0.625">
            <text:p>0.62500</text:p>
          </table:table-cell>
          <table:table-cell table:style-name="ce11" table:formula="of:=[.C14]-[.$B$1]" office:value-type="float" office:value="0.630006923076923">
            <text:p>0.63001</text:p>
          </table:table-cell>
          <table:table-cell/>
          <table:table-cell office:value-type="float" office:value="27">
            <text:p>27</text:p>
          </table:table-cell>
          <table:table-cell office:value-type="float" office:value="69.1">
            <text:p>69.1</text:p>
          </table:table-cell>
          <table:table-cell table:style-name="ce13" table:formula="of:=1/[.F15]" office:value-type="float" office:value="0.0144717800289436">
            <text:p>0.01447</text:p>
          </table:table-cell>
          <table:table-cell table:style-name="ce11" table:formula="of:=[.H14]-[.$G$1]" office:value-type="float" office:value="0.210001160227405">
            <text:p>0.21000</text:p>
          </table:table-cell>
          <table:table-cell table:style-name="ce11" table:formula="of:=CONCATENATE(ROUND([.H15]; 5); &quot;, // &quot;; [.E15])" office:value-type="string" office:string-value="0.21, // 27">
            <text:p>0.21, // 27</text:p>
          </table:table-cell>
          <table:table-cell/>
          <table:table-cell office:value-type="float" office:value="27">
            <text:p>27</text:p>
          </table:table-cell>
          <table:table-cell office:value-type="float" office:value="69.1">
            <text:p>69.1</text:p>
          </table:table-cell>
          <table:table-cell table:style-name="ce13" table:formula="of:=1/[.L15]" office:value-type="float" office:value="0.0144717800289436">
            <text:p>0.01447</text:p>
          </table:table-cell>
          <table:table-cell table:style-name="ce11" table:formula="of:=[.N14]-[.$M$1]" office:value-type="float" office:value="0.0408076923076923">
            <text:p>0.04081</text:p>
          </table:table-cell>
          <table:table-cell table:style-name="ce11" table:formula="of:=[.N15]/2" office:value-type="float" office:value="0.0204038461538461">
            <text:p>0.02040</text:p>
          </table:table-cell>
          <table:table-cell table:style-name="ce11" table:formula="of:=CONCATENATE(ROUND([.O15]; 5); &quot;, // &quot;; [.K15])" office:value-type="string" office:string-value="0.0204, // 27">
            <text:p>0.0204, //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float" office:value="0.625">
            <text:p>0.62500</text:p>
          </table:table-cell>
          <table:table-cell table:style-name="ce11" table:formula="of:=[.C15]-[.$B$1]" office:value-type="float" office:value="0.616084615384615">
            <text:p>0.61608</text:p>
          </table:table-cell>
          <table:table-cell/>
          <table:table-cell office:value-type="float" office:value="28">
            <text:p>28</text:p>
          </table:table-cell>
          <table:table-cell office:value-type="float" office:value="50.1">
            <text:p>50.1</text:p>
          </table:table-cell>
          <table:table-cell table:style-name="ce13" table:formula="of:=1/[.F16]" office:value-type="float" office:value="0.0199600798403194">
            <text:p>0.01996</text:p>
          </table:table-cell>
          <table:table-cell table:style-name="ce11" table:formula="of:=[.H15]-[.$G$1]" office:value-type="float" office:value="0.20536025060912">
            <text:p>0.20536</text:p>
          </table:table-cell>
          <table:table-cell table:style-name="ce11" table:formula="of:=CONCATENATE(ROUND([.H16]; 5); &quot;, // &quot;; [.E16])" office:value-type="string" office:string-value="0.20536, // 28">
            <text:p>0.20536, // 28</text:p>
          </table:table-cell>
          <table:table-cell/>
          <table:table-cell office:value-type="float" office:value="28">
            <text:p>28</text:p>
          </table:table-cell>
          <table:table-cell office:value-type="float" office:value="50.1">
            <text:p>50.1</text:p>
          </table:table-cell>
          <table:table-cell table:style-name="ce13" table:formula="of:=1/[.L16]" office:value-type="float" office:value="0.0199600798403194">
            <text:p>0.01996</text:p>
          </table:table-cell>
          <table:table-cell table:style-name="ce11" table:formula="of:=[.N15]-[.$M$1]" office:value-type="float" office:value="0.0391084615384615">
            <text:p>0.03911</text:p>
          </table:table-cell>
          <table:table-cell table:style-name="ce11" table:formula="of:=[.N16]/2" office:value-type="float" office:value="0.0195542307692308">
            <text:p>0.01955</text:p>
          </table:table-cell>
          <table:table-cell table:style-name="ce11" table:formula="of:=CONCATENATE(ROUND([.O16]; 5); &quot;, // &quot;; [.K16])" office:value-type="string" office:string-value="0.01955, // 28">
            <text:p>0.01955, //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float" office:value="0.58824">
            <text:p>0.58824</text:p>
          </table:table-cell>
          <table:table-cell table:style-name="ce11" table:formula="of:=[.C16]-[.$B$1]" office:value-type="float" office:value="0.602162307692307">
            <text:p>0.60216</text:p>
          </table:table-cell>
          <table:table-cell/>
          <table:table-cell office:value-type="float" office:value="29">
            <text:p>29</text:p>
          </table:table-cell>
          <table:table-cell office:value-type="float" office:value="32.3">
            <text:p>32.3</text:p>
          </table:table-cell>
          <table:table-cell table:style-name="ce13" table:formula="of:=1/[.F17]" office:value-type="float" office:value="0.0309597523219814">
            <text:p>0.03096</text:p>
          </table:table-cell>
          <table:table-cell table:style-name="ce11" table:formula="of:=[.H16]-[.$G$1]" office:value-type="float" office:value="0.200719340990834">
            <text:p>0.20072</text:p>
          </table:table-cell>
          <table:table-cell table:style-name="ce11" table:formula="of:=CONCATENATE(ROUND([.H17]; 5); &quot;, // &quot;; [.E17])" office:value-type="string" office:string-value="0.20072, // 29">
            <text:p>0.20072, // 29</text:p>
          </table:table-cell>
          <table:table-cell/>
          <table:table-cell office:value-type="float" office:value="29">
            <text:p>29</text:p>
          </table:table-cell>
          <table:table-cell office:value-type="float" office:value="32.3">
            <text:p>32.3</text:p>
          </table:table-cell>
          <table:table-cell table:style-name="ce13" office:value-type="float" office:value="0.0578">
            <text:p>0.05780</text:p>
          </table:table-cell>
          <table:table-cell table:style-name="ce11" table:formula="of:=[.N16]-[.$M$1]" office:value-type="float" office:value="0.0374092307692307">
            <text:p>0.03741</text:p>
          </table:table-cell>
          <table:table-cell table:style-name="ce11" table:formula="of:=[.N17]/2" office:value-type="float" office:value="0.0187046153846154">
            <text:p>0.01870</text:p>
          </table:table-cell>
          <table:table-cell table:style-name="ce11" table:formula="of:=CONCATENATE(ROUND([.O17]; 5); &quot;, // &quot;; [.K17])" office:value-type="string" office:string-value="0.0187, // 29">
            <text:p>0.0187, //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float" office:value="0.58824">
            <text:p>0.58824</text:p>
          </table:table-cell>
          <table:table-cell table:style-name="ce11" table:formula="of:=[.C17]-[.$B$1]" office:value-type="float" office:value="0.58824">
            <text:p>0.58824</text:p>
          </table:table-cell>
          <table:table-cell/>
          <table:table-cell office:value-type="float" office:value="30">
            <text:p>30</text:p>
          </table:table-cell>
          <table:table-cell table:style-name="ce12" office:value-type="float" office:value="5.1">
            <text:p>5.1</text:p>
          </table:table-cell>
          <table:table-cell table:style-name="ce13" table:formula="of:=1/[.F18]" office:value-type="float" office:value="0.196078431372549">
            <text:p>0.19608</text:p>
          </table:table-cell>
          <table:table-cell table:style-name="ce11" table:formula="of:=[.H17]-[.$G$1]" office:value-type="float" office:value="0.196078431372549">
            <text:p>0.19608</text:p>
          </table:table-cell>
          <table:table-cell table:style-name="ce11" table:formula="of:=CONCATENATE(ROUND([.H18]; 5); &quot; // &quot;; [.E18])" office:value-type="string" office:string-value="0.19608 // 30">
            <text:p>0.19608 // 30</text:p>
          </table:table-cell>
          <table:table-cell/>
          <table:table-cell office:value-type="float" office:value="30">
            <text:p>30</text:p>
          </table:table-cell>
          <table:table-cell table:style-name="ce14" office:value-type="float" office:value="24.4">
            <text:p>24.4</text:p>
          </table:table-cell>
          <table:table-cell table:style-name="ce15" office:value-type="float" office:value="0.03571">
            <text:p>0.03571</text:p>
          </table:table-cell>
          <table:table-cell table:style-name="ce11" table:formula="of:=[.N17]-[.$M$1]" office:value-type="float" office:value="0.03571">
            <text:p>0.03571</text:p>
          </table:table-cell>
          <table:table-cell table:style-name="ce11" table:formula="of:=[.N18]/2" office:value-type="float" office:value="0.017855">
            <text:p>0.01786</text:p>
          </table:table-cell>
          <table:table-cell table:style-name="ce11" table:formula="of:=CONCATENATE(ROUND([.O18]; 5); &quot; // &quot;; [.K18])" office:value-type="string" office:string-value="0.01786 // 30">
            <text:p>0.01786 // 30</text:p>
          </table:table-cell>
        </table:table-row>
        <table:table-row table:style-name="ro1">
          <table:table-cell/>
          <table:table-cell table:style-name="ce11" table:number-columns-repeated="2"/>
          <table:table-cell table:number-columns-repeated="13"/>
        </table:table-row>
        <table:table-row table:style-name="ro1" table:number-rows-repeated="1048556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User-defined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3"/>
    </number:number-style>
    <number:number-style style:name="N122">
      <number:number number:decimal-places="3" number:min-integer-digits="0"/>
    </number:number-style>
    <number:number-style style:name="N123">
      <number:number number:decimal-places="20" number:min-integer-digits="1"/>
    </number:number-style>
    <number:number-style style:name="N124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d" style:family="table-cell" style:parent-style-name="Default"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0/16/2016</text:date>, <text:time>18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9DT11H24M26S</meta:editing-duration>
    <meta:editing-cycles>87</meta:editing-cycles>
    <meta:generator>OpenOffice/4.1.2$Unix OpenOffice.org_project/412m3$Build-9782</meta:generator>
    <dc:date>2016-10-16T18:08:13</dc:date>
    <meta:document-statistic meta:table-count="4" meta:cell-count="1046" meta:object-count="0"/>
    <meta:user-defined meta:name="Info 1"/>
    <meta:user-defined meta:name="Info 2"/>
    <meta:user-defined meta:name="Info 3"/>
    <meta:user-defined meta:name="Info 4"/>
  </office:meta>
</office:document-meta>
</file>